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e6" fo:min-height="0.605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" draw:marker-end="Line_20_Arrow" draw:marker-end-width="0.2cm" draw:textarea-horizontal-align="center" draw:textarea-vertical-align="middle"/>
    </style:style>
    <style:style style:name="gr4" style:family="graphic" style:parent-style-name="standard">
      <style:graphic-properties draw:marker-end="Line_20_Arrow" draw:marker-end-width="0.2cm" draw:textarea-horizontal-align="center"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1" draw:layer="layout" svg:width="2.646cm" svg:height="0.983cm" svg:x="11.278cm" svg:y="1cm">
          <draw:text-box>
            <text:p><text:span text:style-name="T1">learner</text:span></text:p>
          </draw:text-box>
        </draw:frame>
        <draw:frame draw:style-name="gr2" draw:id="id2" draw:layer="layout" svg:width="2.682cm" svg:height="0.963cm" svg:x="3.794cm" svg:y="4.035cm">
          <draw:text-box>
            <text:p>rlearner</text:p>
          </draw:text-box>
        </draw:frame>
        <draw:frame draw:style-name="gr2" draw:id="id4" draw:layer="layout" svg:width="3.283cm" svg:height="0.963cm" svg:x="1cm" svg:y="6.253cm">
          <draw:text-box>
            <text:p>classif.lda</text:p>
          </draw:text-box>
        </draw:frame>
        <draw:frame draw:style-name="gr2" draw:id="id5" draw:layer="layout" svg:width="3.923cm" svg:height="0.963cm" svg:x="5.613cm" svg:y="6.253cm">
          <draw:text-box>
            <text:p>classif.ksvm</text:p>
          </draw:text-box>
        </draw:frame>
        <draw:frame draw:style-name="gr2" draw:id="id3" draw:layer="layout" svg:width="4.325cm" svg:height="0.963cm" svg:x="18.012cm" svg:y="4.035cm">
          <draw:text-box>
            <text:p>base.wrapper</text:p>
          </draw:text-box>
        </draw:frame>
        <draw:frame draw:style-name="gr2" draw:id="id9" draw:layer="layout" svg:width="5.099cm" svg:height="0.963cm" svg:x="13.577cm" svg:y="6.253cm">
          <draw:text-box>
            <text:p>preproc.wrapper</text:p>
          </draw:text-box>
        </draw:frame>
        <draw:frame draw:style-name="gr2" draw:id="id6" draw:layer="layout" svg:width="3.834cm" svg:height="0.963cm" svg:x="21.647cm" svg:y="6.253cm">
          <draw:text-box>
            <text:p>opt.wrapper</text:p>
          </draw:text-box>
        </draw:frame>
        <draw:frame draw:style-name="gr2" draw:id="id7" draw:layer="layout" svg:width="4.185cm" svg:height="0.963cm" svg:x="18.628cm" svg:y="8.537cm">
          <draw:text-box>
            <text:p>tune.wrapper</text:p>
          </draw:text-box>
        </draw:frame>
        <draw:frame draw:style-name="gr2" draw:id="id8" draw:layer="layout" svg:width="4.642cm" svg:height="0.963cm" svg:x="24.058cm" svg:y="8.537cm">
          <draw:text-box>
            <text:p>varsel.wrapper</text:p>
          </draw:text-box>
        </draw:frame>
        <draw:connector draw:style-name="gr3" draw:text-style-name="P2" draw:layer="layout" svg:x1="11.278cm" svg:y1="1.491cm" svg:x2="5.135cm" svg:y2="4.035cm" draw:start-shape="id1" draw:start-glue-point="3" draw:end-shape="id2" draw:end-glue-point="0" svg:d="m11278 1491h-6143v2544">
          <text:p/>
        </draw:connector>
        <draw:connector draw:style-name="gr4" draw:text-style-name="P2" draw:layer="layout" svg:x1="13.924cm" svg:y1="1.491cm" svg:x2="20.174cm" svg:y2="4.035cm" draw:start-shape="id1" draw:start-glue-point="1" draw:end-shape="id3" draw:end-glue-point="0" svg:d="m13924 1491h6250v2544">
          <text:p/>
        </draw:connector>
        <draw:connector draw:style-name="gr4" draw:text-style-name="P2" draw:layer="layout" svg:x1="3.794cm" svg:y1="4.516cm" svg:x2="2.641cm" svg:y2="6.253cm" draw:start-shape="id2" draw:start-glue-point="3" draw:end-shape="id4" draw:end-glue-point="0" svg:d="m3794 4516h-1153v1737">
          <text:p/>
        </draw:connector>
        <draw:connector draw:style-name="gr4" draw:text-style-name="P2" draw:layer="layout" svg:x1="6.476cm" svg:y1="4.516cm" svg:x2="7.574cm" svg:y2="6.253cm" draw:start-shape="id2" draw:start-glue-point="1" draw:end-shape="id5" draw:end-glue-point="0" svg:d="m6476 4516h1098v1737">
          <text:p/>
        </draw:connector>
        <draw:connector draw:style-name="gr4" draw:text-style-name="P2" draw:layer="layout" svg:x1="22.337cm" svg:y1="4.516cm" svg:x2="23.564cm" svg:y2="6.253cm" draw:start-shape="id3" draw:start-glue-point="1" draw:end-shape="id6" draw:end-glue-point="0" svg:d="m22337 4516h1227v1737">
          <text:p/>
        </draw:connector>
        <draw:connector draw:style-name="gr4" draw:text-style-name="P2" draw:layer="layout" svg:x1="21.647cm" svg:y1="6.734cm" svg:x2="20.72cm" svg:y2="8.537cm" draw:start-shape="id6" draw:start-glue-point="3" draw:end-shape="id7" svg:d="m21647 6734h-927v1803">
          <text:p/>
        </draw:connector>
        <draw:connector draw:style-name="gr4" draw:text-style-name="P2" draw:layer="layout" svg:x1="25.481cm" svg:y1="6.734cm" svg:x2="26.379cm" svg:y2="8.537cm" draw:start-shape="id6" draw:start-glue-point="1" draw:end-shape="id8" draw:end-glue-point="0" svg:d="m25481 6734h898v1803">
          <text:p/>
        </draw:connector>
        <draw:connector draw:style-name="gr4" draw:text-style-name="P2" draw:layer="layout" svg:x1="18.012cm" svg:y1="4.516cm" svg:x2="16.126cm" svg:y2="6.253cm" draw:start-shape="id3" draw:start-glue-point="3" draw:end-shape="id9" svg:d="m18012 4516h-1886v17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tharina Borg</meta:initial-creator>
    <meta:creation-date>2010-06-04T10:50:51.13</meta:creation-date>
    <dc:date>2010-06-04T12:56:42.82</dc:date>
    <dc:creator>Katharina Borg</dc:creator>
    <meta:editing-duration>PT00H01M05S</meta:editing-duration>
    <meta:editing-cycles>2</meta:editing-cycles>
    <meta:generator>OpenOffice.org/3.2$Win32 OpenOffice.org_project/320m12$Build-9483</meta:generator>
    <meta:document-statistic meta:object-count="17"/>
  </office:meta>
</office:document-meta>
</file>